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paragraph-rsid="00140a5b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10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2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6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7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text-properties fo:font-size="14pt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43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44" style:family="paragraph" style:parent-style-name="Standard">
      <style:text-properties fo:font-size="18pt" officeooo:paragraph-rsid="000f5821" style:font-size-asian="18pt" style:font-size-complex="18pt"/>
    </style:style>
    <style:style style:name="P45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6" style:family="paragraph" style:parent-style-name="Footer">
      <style:text-properties style:font-name="Nirmala UI" officeooo:paragraph-rsid="0020e4b5" style:font-name-complex="Nirmala UI2"/>
    </style:style>
    <style:style style:name="P47" style:family="paragraph" style:parent-style-name="Footer">
      <style:text-properties style:font-name="Nirmala UI" officeooo:paragraph-rsid="002f4fe4" style:font-name-complex="Nirmala UI2"/>
    </style:style>
    <style:style style:name="P4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0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a88" officeooo:paragraph-rsid="0030ea88" style:font-size-asian="22pt" style:font-weight-asian="bold" style:font-name-complex="Nirmala UI2" style:font-size-complex="22pt" style:font-weight-complex="bold"/>
    </style:style>
    <style:style style:name="T1" style:family="text">
      <style:text-properties officeooo:rsid="0030ea8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style:font-size-asian="14pt" style:font-name-complex="Nirmala UI1" style:font-size-complex="14pt"/>
    </style:style>
    <style:style style:name="T24" style:family="text">
      <style:text-properties officeooo:rsid="002fa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<text:s text:c="2"/></text:p>
          </table:table-cell>
          <table:table-cell table:style-name="Table1.B1" office:value-type="string">
            <text:p text:style-name="P24">सूचना</text:p>
          </table:table-cell>
          <table:table-cell table:style-name="Table1.C1" office:value-type="string">
            <text:p text:style-name="P22"/>
          </table:table-cell>
          <table:table-cell table:style-name="Table1.D1" office:value-type="string">
            <text:p text:style-name="P24">वॉशरूम</text:p>
          </table:table-cell>
        </table:table-row>
        <table:table-row table:style-name="Table1.2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10"><text:s/>आपका स्वागत है</text:p>
          </table:table-cell>
          <table:table-cell table:style-name="Table1.C2" office:value-type="string">
            <text:p text:style-name="P4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5">2</text:p>
          </table:table-cell>
          <table:table-cell table:style-name="Table1.B3" office:value-type="string">
            <text:p text:style-name="P10"><text:s/>ट्रॅवल्स की जानकारी</text:p>
          </table:table-cell>
          <table:table-cell table:style-name="Table1.C3" office:value-type="string">
            <text:p text:style-name="P4"><text:span text:style-name="T13">2</text:span>7</text:p>
          </table:table-cell>
          <table:table-cell table:style-name="Table1.D3" office:value-type="string">
            <text:p text:style-name="P10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5">3</text:p>
          </table:table-cell>
          <table:table-cell table:style-name="Table1.B3" office:value-type="string">
            <text:p text:style-name="P10"><text:s/>बस स्वछता के नियम</text:p>
          </table:table-cell>
          <table:table-cell table:style-name="Table1.C3" office:value-type="string">
            <text:p text:style-name="P4"><text:span text:style-name="T13">2</text:span>8</text:p>
          </table:table-cell>
          <table:table-cell table:style-name="Table1.D3" office:value-type="string">
            <text:p text:style-name="P10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5">4</text:p>
          </table:table-cell>
          <table:table-cell table:style-name="Table1.B3" office:value-type="string">
            <text:p text:style-name="P10"><text:s/>बस फ्लिक्स की जानकारी</text:p>
          </table:table-cell>
          <table:table-cell table:style-name="Table1.C3" office:value-type="string">
            <text:p text:style-name="P4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5">5</text:p>
          </table:table-cell>
          <table:table-cell table:style-name="Table1.B3" office:value-type="string">
            <text:p text:style-name="P10"><text:s/>सामान की सुरक्षा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P10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1">6</text:p>
          </table:table-cell>
          <table:table-cell table:style-name="Table1.B3" office:value-type="string">
            <text:p text:style-name="P11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2"/>
          </table:table-cell>
        </table:table-row>
        <table:table-row table:style-name="Table1.8">
          <table:table-cell table:style-name="Table1.A3" office:value-type="string">
            <text:p text:style-name="P6">7</text:p>
          </table:table-cell>
          <table:table-cell table:style-name="Table1.B3" office:value-type="string">
            <text:p text:style-name="P44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7"><text:s/></text:p>
          </table:table-cell>
          <table:table-cell table:style-name="Table1.B3" office:value-type="string">
            <text:p text:style-name="P14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0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10"/>
          </table:table-cell>
        </table:table-row>
        <table:table-row table:style-name="Table1.1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10"/>
          </table:table-cell>
        </table:table-row>
        <table:table-row table:style-name="Table1.12">
          <table:table-cell table:style-name="Table1.A12" office:value-type="string">
            <text:p text:style-name="P23"/>
          </table:table-cell>
          <table:table-cell table:style-name="Table1.B12" office:value-type="string">
            <text:p text:style-name="P24">डिनर</text:p>
          </table:table-cell>
          <table:table-cell table:style-name="Table1.C12" office:value-type="string">
            <text:p text:style-name="P22"/>
          </table:table-cell>
          <table:table-cell table:style-name="Table1.D12" office:value-type="string">
            <text:p text:style-name="P36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9">11</text:p>
          </table:table-cell>
          <table:table-cell table:style-name="Table1.B13" office:value-type="string">
            <text:p text:style-name="P16"><text:s/>डिनर <text:s/>7 बजे</text:p>
          </table:table-cell>
          <table:table-cell table:style-name="Table1.C2" office:value-type="string">
            <text:p text:style-name="P18">31</text:p>
          </table:table-cell>
          <table:table-cell table:style-name="Table1.D13" office:value-type="string">
            <text:p text:style-name="P16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2</text:p>
          </table:table-cell>
          <table:table-cell table:style-name="Table1.B3" office:value-type="string">
            <text:p text:style-name="P16"><text:s/>डिनर <text:s/>7.30 बजे</text:p>
          </table:table-cell>
          <table:table-cell table:style-name="Table1.C3" office:value-type="string">
            <text:p text:style-name="P18">32</text:p>
          </table:table-cell>
          <table:table-cell table:style-name="Table1.D3" office:value-type="string">
            <text:p text:style-name="P16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3</text:p>
          </table:table-cell>
          <table:table-cell table:style-name="Table1.B3" office:value-type="string">
            <text:p text:style-name="P16"><text:s/>डिनर <text:s/>8 बजे</text:p>
          </table:table-cell>
          <table:table-cell table:style-name="Table1.C3" office:value-type="string">
            <text:p text:style-name="P18">33</text:p>
          </table:table-cell>
          <table:table-cell table:style-name="Table1.D3" office:value-type="string">
            <text:p text:style-name="P16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4</text:p>
          </table:table-cell>
          <table:table-cell table:style-name="Table1.B3" office:value-type="string">
            <text:p text:style-name="P16"><text:s/>डिनर <text:s/>8.30 बजे</text:p>
          </table:table-cell>
          <table:table-cell table:style-name="Table1.C3" office:value-type="string">
            <text:p text:style-name="P18">34</text:p>
          </table:table-cell>
          <table:table-cell table:style-name="Table1.D3" office:value-type="string">
            <text:p text:style-name="P16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9">15</text:p>
          </table:table-cell>
          <table:table-cell table:style-name="Table1.B3" office:value-type="string">
            <text:p text:style-name="P16"><text:s/>डिनर <text:s/>9 बजे</text:p>
          </table:table-cell>
          <table:table-cell table:style-name="Table1.C3" office:value-type="string">
            <text:p text:style-name="P18">35</text:p>
          </table:table-cell>
          <table:table-cell table:style-name="Table1.D3" office:value-type="string">
            <text:p text:style-name="P16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9">16</text:p>
          </table:table-cell>
          <table:table-cell table:style-name="Table1.B3" office:value-type="string">
            <text:p text:style-name="P16"><text:s/>डिनर <text:s/>9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 table:protected="true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17</text:p>
          </table:table-cell>
          <table:table-cell table:style-name="Table1.B3" office:value-type="string">
            <text:p text:style-name="P16"><text:s/>डिनर <text:s/>10 बजे</text:p>
          </table:table-cell>
          <table:table-cell table:style-name="Table1.C3" office:value-type="string">
            <text:p text:style-name="P37"/>
          </table:table-cell>
          <table:table-cell table:style-name="Table1.D3" office:value-type="string">
            <text:p text:style-name="P9"/>
          </table:table-cell>
        </table:table-row>
        <table:table-row table:style-name="Table1.14">
          <table:table-cell table:style-name="Table1.A3" office:value-type="string">
            <text:p text:style-name="P19">18</text:p>
          </table:table-cell>
          <table:table-cell table:style-name="Table1.B3" office:value-type="string">
            <text:p text:style-name="P16"><text:s/>डिनर <text:s/>10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19</text:p>
          </table:table-cell>
          <table:table-cell table:style-name="Table1.B3" office:value-type="string">
            <text:p text:style-name="P16"><text:s/>डिनर <text:s/>11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0</text:p>
          </table:table-cell>
          <table:table-cell table:style-name="Table1.B3" office:value-type="string">
            <text:p text:style-name="P16"><text:s/>डिनर 11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1</text:p>
          </table:table-cell>
          <table:table-cell table:style-name="Table1.B3" office:value-type="string">
            <text:p text:style-name="P16"><text:s/>डिनर <text:s/>12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2</text:p>
          </table:table-cell>
          <table:table-cell table:style-name="Table1.B3" office:value-type="string">
            <text:p text:style-name="P16"><text:s/>डिनर <text:s/>12.30 बजे</text:p>
          </table:table-cell>
          <table:table-cell table:style-name="Table1.C3" office:value-type="string">
            <text:p text:style-name="P15"/>
          </table:table-cell>
          <table:table-cell table:style-name="Table1.D3" office:value-type="string">
            <text:p text:style-name="P15"/>
          </table:table-cell>
        </table:table-row>
        <table:table-row table:style-name="Table1.14">
          <table:table-cell table:style-name="Table1.A3" office:value-type="string">
            <text:p text:style-name="P19">23</text:p>
          </table:table-cell>
          <table:table-cell table:style-name="Table1.B25" office:value-type="string">
            <text:p text:style-name="P16"><text:s/>डिनर <text:s/>1 बजे</text:p>
          </table:table-cell>
          <table:table-cell table:style-name="Table1.C25" office:value-type="string">
            <text:p text:style-name="P15"/>
          </table:table-cell>
          <table:table-cell table:style-name="Table1.D25" office:value-type="string">
            <text:p text:style-name="P15"/>
          </table:table-cell>
        </table:table-row>
        <table:table-row table:style-name="Table1.26">
          <table:table-cell table:style-name="Table1.A3" office:value-type="string">
            <text:p text:style-name="P19">24</text:p>
          </table:table-cell>
          <table:table-cell table:style-name="Table1.B3" office:value-type="string">
            <text:p text:style-name="P16"><text:s/>डिनर <text:s/>के लिए रुकते समय</text:p>
            <text:p text:style-name="P16"/>
            <text:p text:style-name="P16"/>
            <text:p text:style-name="P16"/>
          </table:table-cell>
          <table:table-cell table:style-name="Table1.C3" office:value-type="string">
            <text:p text:style-name="P15"/>
            <text:p text:style-name="P15"/>
          </table:table-cell>
          <table:table-cell table:style-name="Table1.D3" office:value-type="string">
            <text:p text:style-name="P15"/>
          </table:table-cell>
        </table:table-row>
      </table:table>
      <text:p text:style-name="Text_20_body"/>
      <text:p text:style-name="P45">How to use – </text:p>
      <text:p text:style-name="P46">1. Press the correct number <text:tab/>and immediately press “Enter”(Green) key on the keypad.</text:p>
      <text:p text:style-name="P46">2. To Stop the playing announcement press “Backspace”(Red) key. </text:p>
      <text:p text:style-name="P46"><text:tab/><text:tab/></text:p>
      <text:p text:style-name="P47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5"/>
          </table:table-cell>
          <table:table-cell table:style-name="Table2.B1" office:value-type="string">
            <text:p text:style-name="P51">पुणे -नागपूर </text:p>
          </table:table-cell>
          <table:table-cell table:style-name="Table2.C1" office:value-type="string">
            <text:p text:style-name="P35"/>
          </table:table-cell>
          <table:table-cell table:style-name="Table2.D1" office:value-type="string">
            <text:p text:style-name="P51">नागपूर -पुणे</text:p>
          </table:table-cell>
        </table:table-row>
        <table:table-row table:style-name="Table2.2">
          <table:table-cell table:style-name="Table2.A2" office:value-type="string">
            <text:p text:style-name="P41">41</text:p>
          </table:table-cell>
          <table:table-cell table:style-name="Table2.B2" office:value-type="string">
            <text:p text:style-name="Table_20_Contents"><text:span text:style-name="Default_20_Paragraph_20_Font"><text:span text:style-name="T23"><text:s/>अकोला </text:span></text:span></text:p>
          </table:table-cell>
          <table:table-cell table:style-name="Table2.C2" office:value-type="string">
            <text:p text:style-name="P42">71</text:p>
          </table:table-cell>
          <table:table-cell table:style-name="Table2.D2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</table:table-row>
        <table:table-row table:style-name="Table2.3">
          <table:table-cell table:style-name="Table2.A3" office:value-type="string">
            <text:p text:style-name="P41">4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जालना</text:span></text:span></text:p>
          </table:table-cell>
          <table:table-cell table:style-name="Table2.C3" office:value-type="string">
            <text:p text:style-name="P42">7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ालना</text:span></text:span></text:p>
          </table:table-cell>
        </table:table-row>
        <table:table-row table:style-name="Table2.4">
          <table:table-cell table:style-name="Table2.A3" office:value-type="string">
            <text:p text:style-name="P41">4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औरंगाबाद </text:span></text:span></text:p>
          </table:table-cell>
          <table:table-cell table:style-name="Table2.C3" office:value-type="string">
            <text:p text:style-name="P42">7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मेहकर </text:span></text:span></text:p>
          </table:table-cell>
        </table:table-row>
        <table:table-row table:style-name="Table2.5">
          <table:table-cell table:style-name="Table2.A3" office:value-type="string">
            <text:p text:style-name="P41">4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शिक्रापुर</text:span></text:span></text:p>
          </table:table-cell>
          <table:table-cell table:style-name="Table2.C3" office:value-type="string">
            <text:p text:style-name="P42">7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मालेगाव </text:span></text:span></text:p>
          </table:table-cell>
        </table:table-row>
        <table:table-row table:style-name="Table2.6">
          <table:table-cell table:style-name="Table2.A3" office:value-type="string">
            <text:p text:style-name="P41">4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ाघोली </text:span></text:span></text:p>
          </table:table-cell>
          <table:table-cell table:style-name="Table2.C3" office:value-type="string">
            <text:p text:style-name="P42">7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कारंजा लाड </text:span></text:span></text:p>
          </table:table-cell>
        </table:table-row>
        <table:table-row table:style-name="Table2.7">
          <table:table-cell table:style-name="Table2.A3" office:value-type="string">
            <text:p text:style-name="P41">4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चंदन नगर बाईपास</text:span></text:span></text:p>
          </table:table-cell>
          <table:table-cell table:style-name="Table2.C3" office:value-type="string">
            <text:p text:style-name="P42">7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बडनेरा बाईपास </text:span></text:span></text:p>
          </table:table-cell>
        </table:table-row>
        <table:table-row table:style-name="Table2.8">
          <table:table-cell table:style-name="Table2.A3" office:value-type="string">
            <text:p text:style-name="P41">4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िमान नगर </text:span></text:span></text:p>
          </table:table-cell>
          <table:table-cell table:style-name="Table2.C3" office:value-type="string">
            <text:p text:style-name="P42">7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मरावती पावर हाउस </text:span></text:span></text:p>
          </table:table-cell>
        </table:table-row>
        <table:table-row table:style-name="Table2.9">
          <table:table-cell table:style-name="Table2.A3" office:value-type="string">
            <text:p text:style-name="P41">4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येरवडा </text:span></text:span></text:p>
          </table:table-cell>
          <table:table-cell table:style-name="Table2.C3" office:value-type="string">
            <text:p text:style-name="P42">7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ड़ी</text:span></text:span></text:p>
          </table:table-cell>
        </table:table-row>
        <table:table-row table:style-name="Table2.10">
          <table:table-cell table:style-name="Table2.A3" office:value-type="string">
            <text:p text:style-name="P41">4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संगमवादी पा.No . ३</text:span></text:span></text:p>
          </table:table-cell>
          <table:table-cell table:style-name="Table2.C3" office:value-type="string">
            <text:p text:style-name="P42">7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रविनगर + RLT ऑफिस</text:span></text:span></text:p>
          </table:table-cell>
        </table:table-row>
        <table:table-row table:style-name="Table2.11">
          <table:table-cell table:style-name="Table2.A3" office:value-type="string">
            <text:p text:style-name="P41">50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नाशिक फाटा</text:span></text:span></text:p>
          </table:table-cell>
          <table:table-cell table:style-name="Table2.C3" office:value-type="string">
            <text:p text:style-name="P41">80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धरमपेठ + भोले पेट्रोल पंप</text:span></text:span></text:p>
          </table:table-cell>
        </table:table-row>
        <table:table-row table:style-name="Table2.12">
          <table:table-cell table:style-name="Table2.A3" office:value-type="string">
            <text:p text:style-name="P41">51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पिंपरी</text:span></text:span></text:p>
          </table:table-cell>
          <table:table-cell table:style-name="Table2.C3" office:value-type="string">
            <text:p text:style-name="P41">81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बर्डी </text:span></text:span></text:p>
          </table:table-cell>
        </table:table-row>
        <table:table-row table:style-name="Table2.13">
          <table:table-cell table:style-name="Table2.A3" office:value-type="string">
            <text:p text:style-name="P41">5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चिंचवड़</text:span></text:span></text:p>
          </table:table-cell>
          <table:table-cell table:style-name="Table2.C3" office:value-type="string">
            <text:p text:style-name="P41">8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आशिर्वाद बस स्टॉप <text:s/></text:span></text:span></text:p>
          </table:table-cell>
        </table:table-row>
        <table:table-row table:style-name="Table2.14">
          <table:table-cell table:style-name="Table2.A3" office:value-type="string">
            <text:p text:style-name="P41">5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निगडी</text:span></text:span></text:p>
          </table:table-cell>
          <table:table-cell table:style-name="Table2.C3" office:value-type="string">
            <text:p text:style-name="P41">83</text:p>
          </table:table-cell>
          <table:table-cell table:style-name="Table2.D3" office:value-type="string">
            <text:p text:style-name="P43"/>
          </table:table-cell>
        </table:table-row>
        <table:table-row table:style-name="Table2.15">
          <table:table-cell table:style-name="Table2.A3" office:value-type="string">
            <text:p text:style-name="P26">54</text:p>
          </table:table-cell>
          <table:table-cell table:style-name="Table2.B3" office:value-type="string">
            <text:p text:style-name="P31"><text:s/></text:p>
          </table:table-cell>
          <table:table-cell table:style-name="Table2.C3" office:value-type="string">
            <text:p text:style-name="P26">84</text:p>
          </table:table-cell>
          <table:table-cell table:style-name="Table2.D3" office:value-type="string">
            <text:p text:style-name="P33"/>
          </table:table-cell>
        </table:table-row>
        <table:table-row table:style-name="Table2.16">
          <table:table-cell table:style-name="Table2.A3" office:value-type="string">
            <text:p text:style-name="P26">55</text:p>
          </table:table-cell>
          <table:table-cell table:style-name="Table2.B3" office:value-type="string">
            <text:p text:style-name="P27"/>
          </table:table-cell>
          <table:table-cell table:style-name="Table2.C3" office:value-type="string">
            <text:p text:style-name="P26">85</text:p>
          </table:table-cell>
          <table:table-cell table:style-name="Table2.D3" office:value-type="string">
            <text:p text:style-name="P33"/>
          </table:table-cell>
        </table:table-row>
        <table:table-row table:style-name="Table2.17">
          <table:table-cell table:style-name="Table2.A3" office:value-type="string">
            <text:p text:style-name="P26">56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6">86</text:p>
          </table:table-cell>
          <table:table-cell table:style-name="Table2.D3" office:value-type="string">
            <text:p text:style-name="P33"/>
          </table:table-cell>
        </table:table-row>
        <table:table-row table:style-name="Table2.18">
          <table:table-cell table:style-name="Table2.A3" office:value-type="string">
            <text:p text:style-name="P26">57</text:p>
          </table:table-cell>
          <table:table-cell table:style-name="Table2.B3" office:value-type="string">
            <text:p text:style-name="P39"/>
          </table:table-cell>
          <table:table-cell table:style-name="Table2.C3" office:value-type="string">
            <text:p text:style-name="P26">87</text:p>
          </table:table-cell>
          <table:table-cell table:style-name="Table2.D3" office:value-type="string">
            <text:p text:style-name="P34"/>
          </table:table-cell>
        </table:table-row>
        <table:table-row table:style-name="Table2.19">
          <table:table-cell table:style-name="Table2.A3" office:value-type="string">
            <text:p text:style-name="P26">58</text:p>
          </table:table-cell>
          <table:table-cell table:style-name="Table2.B3" office:value-type="string">
            <text:p text:style-name="P39"><text:s/></text:p>
          </table:table-cell>
          <table:table-cell table:style-name="Table2.C3" office:value-type="string">
            <text:p text:style-name="P29">88</text:p>
          </table:table-cell>
          <table:table-cell table:style-name="Table2.D3" office:value-type="string">
            <text:p text:style-name="P34"/>
          </table:table-cell>
        </table:table-row>
        <table:table-row table:style-name="Table2.20">
          <table:table-cell table:style-name="Table2.A3" office:value-type="string">
            <text:p text:style-name="P30">59</text:p>
          </table:table-cell>
          <table:table-cell table:style-name="Table2.B3" office:value-type="string">
            <text:p text:style-name="P38"/>
          </table:table-cell>
          <table:table-cell table:style-name="Table2.C3" office:value-type="string">
            <text:p text:style-name="P29">89</text:p>
          </table:table-cell>
          <table:table-cell table:style-name="Table2.D3" office:value-type="string">
            <text:p text:style-name="P34"/>
          </table:table-cell>
        </table:table-row>
        <table:table-row table:style-name="Table2.21">
          <table:table-cell table:style-name="Table2.A21" office:value-type="string">
            <text:p text:style-name="P26"><text:span text:style-name="T24">60</text:span> 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9">90</text:p>
          </table:table-cell>
          <table:table-cell table:style-name="Table2.D21" office:value-type="string">
            <text:p text:style-name="P34"/>
          </table:table-cell>
        </table:table-row>
        <table:table-row table:style-name="Table2.22">
          <table:table-cell table:style-name="Table2.A21" office:value-type="string">
            <text:p text:style-name="P25">61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91</text:p>
          </table:table-cell>
          <table:table-cell table:style-name="Table2.D21" office:value-type="string">
            <text:p text:style-name="P38"/>
          </table:table-cell>
        </table:table-row>
        <table:table-row table:style-name="Table2.23">
          <table:table-cell table:style-name="Table2.A21" office:value-type="string">
            <text:p text:style-name="P25">62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92</text:p>
          </table:table-cell>
          <table:table-cell table:style-name="Table2.D21" office:value-type="string">
            <text:p text:style-name="P38"><text:s/></text:p>
          </table:table-cell>
        </table:table-row>
        <table:table-row table:style-name="Table2.24">
          <table:table-cell table:style-name="Table2.A21" office:value-type="string">
            <text:p text:style-name="P25">63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93</text:p>
          </table:table-cell>
          <table:table-cell table:style-name="Table2.D21" office:value-type="string">
            <text:p text:style-name="P38"/>
          </table:table-cell>
        </table:table-row>
        <table:table-row table:style-name="Table2.25">
          <table:table-cell table:style-name="Table2.A21" office:value-type="string">
            <text:p text:style-name="P25">64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94</text:p>
          </table:table-cell>
          <table:table-cell table:style-name="Table2.D21" office:value-type="string">
            <text:p text:style-name="P38"/>
          </table:table-cell>
        </table:table-row>
        <table:table-row table:style-name="Table2.26">
          <table:table-cell table:style-name="Table2.A21" office:value-type="string">
            <text:p text:style-name="P25">65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95</text:p>
          </table:table-cell>
          <table:table-cell table:style-name="Table2.D21" office:value-type="string">
            <text:p text:style-name="P38"/>
          </table:table-cell>
        </table:table-row>
        <table:table-row table:style-name="Table2.27">
          <table:table-cell table:style-name="Table2.A21" office:value-type="string">
            <text:p text:style-name="P25">66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96</text:p>
          </table:table-cell>
          <table:table-cell table:style-name="Table2.D21" office:value-type="string">
            <text:p text:style-name="P38"/>
          </table:table-cell>
        </table:table-row>
        <table:table-row table:style-name="Table2.28">
          <table:table-cell table:style-name="Table2.A21" office:value-type="string">
            <text:p text:style-name="P25">67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97</text:p>
          </table:table-cell>
          <table:table-cell table:style-name="Table2.D21" office:value-type="string">
            <text:p text:style-name="P38"/>
          </table:table-cell>
        </table:table-row>
        <table:table-row table:style-name="Table2.29">
          <table:table-cell table:style-name="Table2.A21" office:value-type="string">
            <text:p text:style-name="P25">68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98</text:p>
          </table:table-cell>
          <table:table-cell table:style-name="Table2.D21" office:value-type="string">
            <text:p text:style-name="P38"/>
          </table:table-cell>
        </table:table-row>
        <table:table-row table:style-name="Table2.30">
          <table:table-cell table:style-name="Table2.A21" office:value-type="string">
            <text:p text:style-name="P25">69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99</text:p>
          </table:table-cell>
          <table:table-cell table:style-name="Table2.D21" office:value-type="string">
            <text:p text:style-name="P38"/>
          </table:table-cell>
        </table:table-row>
        <table:table-row table:style-name="Table2.31">
          <table:table-cell table:style-name="Table2.A21" office:value-type="string">
            <text:p text:style-name="P25">70</text:p>
          </table:table-cell>
          <table:table-cell table:style-name="Table2.B21" office:value-type="string">
            <text:p text:style-name="P40"/>
          </table:table-cell>
          <table:table-cell table:style-name="Table2.C21" office:value-type="string">
            <text:p text:style-name="P28">100</text:p>
          </table:table-cell>
          <table:table-cell table:style-name="Table2.D21" office:value-type="string">
            <text:p text:style-name="P38"/>
          </table:table-cell>
        </table:table-row>
      </table:table>
      <text:p text:style-name="P50"><text:span text:style-name="T16">इस्तेमाल </text:span><text:span text:style-name="T14"><text:s/>– </text:span></text:p>
      <text:p text:style-name="P49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49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48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30ea88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508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LT TRAVELS</text:span><text:tab/><text:tab/> <text:s text:c="7"/><text:span text:style-name="MT1">MH09CV6917</text:span>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2" style:page-layout-name="Mpm2">
      <style:header>
        <text:p text:style-name="MP3">TRAVELS NAME<text:tab/><text:tab/> <text:s text:c="7"/>TRAVELS NUMBER</text:p>
        <text:p text:style-name="Header"><text:span text:style-name="Default_20_Paragraph_20_Font"><text:span text:style-name="MT4"><text:tab/> <text:s text:c="7"/></text:span></text:span><text:span text:style-name="Default_20_Paragraph_20_Font"><text:span text:style-name="MT5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8</meta:editing-cycles>
    <meta:creation-date>2017-04-06T11:20:00</meta:creation-date>
    <dc:date>2017-07-25T13:10:54.377791326</dc:date>
    <meta:editing-duration>P2DT7H59M9S</meta:editing-duration>
    <meta:generator>LibreOffice/4.4.6.3$Linux_X86_64 LibreOffice_project/40m0$Build-3</meta:generator>
    <meta:document-statistic meta:table-count="2" meta:image-count="0" meta:object-count="0" meta:page-count="2" meta:paragraph-count="171" meta:word-count="311" meta:character-count="1199" meta:non-whitespace-character-count="8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